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Decima Nova Pro" svg:font-family="'Decima Nova Pr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.282cm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top="0cm" fo:margin-bottom="0.282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.282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cm" fo:margin-bottom="0cm" style:contextual-spacing="false" fo:line-height="129%" fo:text-align="justify" style:justify-single-word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officeooo:paragraph-rsid="0004696b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officeooo:rsid="0004696b" officeooo:paragraph-rsid="0004696b" style:text-blinking="false" fo:background-color="transparent"/>
    </style:style>
    <style:style style:name="P10" style:family="paragraph" style:parent-style-name="Text_20_body">
      <style:paragraph-properties fo:margin-top="0cm" fo:margin-bottom="0.282cm" style:contextual-spacing="false" fo:line-height="129%" fo:text-align="justify" style:justify-single-word="false" style:writing-mode="lr-tb"/>
    </style:style>
    <style:style style:name="P11" style:family="paragraph" style:parent-style-name="Text_20_body">
      <style:paragraph-properties fo:margin-top="0cm" fo:margin-bottom="0.282cm" style:contextual-spacing="false" fo:line-height="129%" fo:text-align="justify" style:justify-single-word="false" style:writing-mode="lr-tb"/>
      <style:text-properties fo:font-weight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Decima Nova Pro" fo:font-size="11pt" fo:font-style="italic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Decima Nova Pro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officeooo:rsid="0004696b"/>
    </style:style>
    <style:style style:name="T6" style:family="text">
      <style:text-properties officeooo:rsid="00071c9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31605b2f-7fff-0a67-f962-efb67c825719"/>EJERCICIO 1</text:h>
      <text:p text:style-name="P2">PAREJAS LECTORAS COOPERATIVAS</text:p>
      <text:p text:style-name="P10"><text:span text:style-name="T2">Más información sobre la estructura cooperativa </text:span><text:a xlink:type="simple" xlink:href="https://www.educa2.madrid.org/web/tecnorurales/mapa-web/-/book/tecnicas-de-aprendizaje-cooperativo?_book_viewer_WAR_cms_tools_chapterIndex=a881ed54-4483-417f-874f-6c93d450831b" text:style-name="Internet_20_link" text:visited-style-name="Visited_20_Internet_20_Link"><text:span text:style-name="T4">aquí</text:span></text:a></text:p>
      <text:p text:style-name="P11"><text:span text:style-name="T1">Realizando la técnica </text:span><text:span text:style-name="T3">parejas lectoras cooperativas sobre el apartado 3</text:span><text:span text:style-name="T1">, responde a las siguientes preguntas:</text:span></text:p>
      <text:list xml:id="list1030601711" text:style-name="L1">
        <text:list-item>
          <text:p text:style-name="P4">Responde a las siguientes cuestiones:</text:p>
          <text:list>
            <text:list-item>
              <text:p text:style-name="P4">¿Qué modelo es válido para cualquier base de datos?</text:p>
            </text:list-item>
          </text:list>
        </text:list-item>
      </text:list>
      <text:p text:style-name="P6"/>
      <text:p text:style-name="P6"><text:tab/><text:tab/><text:span text:style-name="T5">Modelo conceptual</text:span><text:tab/>.</text:p>
      <text:list xml:id="list141009332877608" text:continue-numbering="true" text:style-name="L1">
        <text:list-item>
          <text:list>
            <text:list-item>
              <text:p text:style-name="P4">¿Cuál es el modelo que depende del tipo de SGBD?</text:p>
            </text:list-item>
          </text:list>
        </text:list-item>
      </text:list>
      <text:p text:style-name="P6"/>
      <text:p text:style-name="P6"><text:tab/><text:tab/><text:span text:style-name="T5">Modelo lógico.</text:span><text:tab/></text:p>
      <text:list xml:id="list141008166618308" text:continue-numbering="true" text:style-name="L1">
        <text:list-item>
          <text:list>
            <text:list-item>
              <text:p text:style-name="P4">¿Qué esquema depende de si usamos Postgresql, Oracle o SQL Server?</text:p>
            </text:list-item>
          </text:list>
        </text:list-item>
      </text:list>
      <text:p text:style-name="P6"/>
      <text:p text:style-name="P6"><text:tab/><text:tab/><text:span text:style-name="T5">Esquema interno.</text:span></text:p>
      <text:p text:style-name="P6"/>
      <text:list xml:id="list141009045995364" text:continue-numbering="true" text:style-name="L1">
        <text:list-item>
          <text:p text:style-name="P4">¿En qué teorías se apoya el modelo relacional?</text:p>
        </text:list-item>
      </text:list>
      <text:p text:style-name="P6"/>
      <text:p text:style-name="P6"><text:tab/><text:span text:style-name="T5">Se apoya en los trabajos de los matemáticos Cantor y Childs.</text:span></text:p>
      <text:p text:style-name="P6"/>
      <text:list xml:id="list141007485024616" text:continue-numbering="true" text:style-name="L1">
        <text:list-item>
          <text:p text:style-name="P4">Enumera y explica con una frase cada uno de los objetivos del modelo relacional.</text:p>
        </text:list-item>
      </text:list>
      <text:p text:style-name="P6"><text:tab/>Independencia física. La forma de almacenarlos datos, debe ser absolutamente <text:tab/>independiente del modelo conceptual de los mismos. </text:p>
      <text:p text:style-name="P6"/>
      <text:p text:style-name="P6"><text:tab/>Independencia lógica. Se refiere a que la lógica de la base de datos debe de <text:tab/>serindependiente de la forma externa de acceso a la base de datos.</text:p>
      <text:p text:style-name="P6"/>
      <text:p text:style-name="P6"><text:tab/>Flexibilidad. La base de datos ofrece fácilmente distintas vistas en función de <text:tab/>los usuarios y aplicaciones. La visión de los datos se adapta al usuario que los <text:tab/>requiere.</text:p>
      <text:p text:style-name="P6"/>
      <text:p text:style-name="P6"><text:tab/>Uniformidad. Las estructuras lógicas siempre tienen una única forma lógica (las <text:tab/>tablas). </text:p>
      <text:p text:style-name="P6"/>
      <text:p text:style-name="P7"/>
      <text:p text:style-name="P6"><text:tab/></text:p>
      <text:p text:style-name="P6"/>
      <text:list xml:id="list141007652656759" text:continue-numbering="true" text:style-name="L1">
        <text:list-item>
          <text:p text:style-name="P4">¿Qué es una relación o tabla?</text:p>
        </text:list-item>
      </text:list>
      <text:p text:style-name="P8"><text:span text:style-name="T5"><text:tab/>Es un</text:span><text:span text:style-name="T6">a estructura</text:span><text:span text:style-name="T5"> </text:span><text:span text:style-name="T6">fundamental del modelo relacional </text:span><text:span text:style-name="T5">que sirve para comprender <text:tab/>visualmente la base de datos.</text:span></text:p>
      <text:p text:style-name="P8"/>
      <text:list xml:id="list141008896688491" text:continue-numbering="true" text:style-name="L1">
        <text:list-item>
          <text:p text:style-name="P4">¿De qué consta una relación?</text:p>
        </text:list-item>
      </text:list>
      <text:p text:style-name="P6"/>
      <text:p text:style-name="P9"><text:tab/>Las relaciones constan de atributos y tuplas.</text:p>
      <text:p text:style-name="P9"/>
      <text:list xml:id="list141007349221622" text:continue-numbering="true" text:style-name="L1">
        <text:list-item>
          <text:p text:style-name="P4">¿Qué es una tupla? ¿Y un atributo?</text:p>
        </text:list-item>
      </text:list>
      <text:p text:style-name="P6"/>
      <text:p text:style-name="P6"><text:tab/><text:span text:style-name="T5">La tupla es como la “fila” de la tabla y el atributo es lo que se caracteriza de <text:tab/>cada fila, que se sitúa en la columna.</text:span></text:p>
      <text:p text:style-name="P6"/>
      <text:list xml:id="list141008021862832" text:continue-numbering="true" text:style-name="L1">
        <text:list-item>
          <text:p text:style-name="P4">¿Qué premisas cumplen las tuplas?</text:p>
        </text:list-item>
      </text:list>
      <text:p text:style-name="P6"/>
      <text:p text:style-name="P6"><text:tab/><text:span text:style-name="T5">Cada tupla debe corresponder a un elemento de la vida real y no pueden haber <text:tab/>dos tuplas exactamentes iguales.</text:span></text:p>
      <text:p text:style-name="P6"/>
      <text:list xml:id="list141007785016450" text:continue-numbering="true" text:style-name="L1">
        <text:list-item>
          <text:p text:style-name="P4">¿Qué quiere decir que un atributo tiene un dominio? </text:p>
        </text:list-item>
      </text:list>
      <text:p text:style-name="P6"/>
      <text:p text:style-name="P6"/>
      <text:p text:style-name="P6"><text:tab/><text:span text:style-name="T6">Los posibles valores que pueden tener un atributo</text:span></text:p>
      <text:p text:style-name="P6"/>
      <text:list xml:id="list141009351981273" text:continue-numbering="true" text:style-name="L1">
        <text:list-item>
          <text:p text:style-name="P4">Da 1 ejemplo de dominio por intensión y otro por extensión que no sea el de los apuntes.</text:p>
        </text:list-item>
      </text:list>
      <text:p text:style-name="P6"/>
      <text:p text:style-name="P6"><text:tab/><text:span text:style-name="T5">Intensión: Edad de un niño.</text:span></text:p>
      <text:p text:style-name="P6"/>
      <text:p text:style-name="P6"><text:tab/><text:span text:style-name="T5">Extensión: Nombre de un niño.</text:span></text:p>
      <text:p text:style-name="P6"><text:tab/></text:p>
      <text:p text:style-name="P6"><text:tab/></text:p>
      <text:list xml:id="list141007320080023" text:continue-numbering="true" text:style-name="L1">
        <text:list-item>
          <text:p text:style-name="P4">El grado de una tabla es…</text:p>
        </text:list-item>
      </text:list>
      <text:p text:style-name="P6"/>
      <text:p text:style-name="P6"><text:tab/><text:span text:style-name="T5">Es el <text:s/>tamaño de una tabla en base a su número de atributos.</text:span></text:p>
      <text:p text:style-name="P6"><text:tab/><text:tab/></text:p>
      <text:list xml:id="list141008243448380" text:continue-numbering="true" text:style-name="L1">
        <text:list-item>
          <text:p text:style-name="P4">La cardinalidad de una relación es…</text:p>
        </text:list-item>
      </text:list>
      <text:p text:style-name="P6"/>
      <text:p text:style-name="P8"><text:tab/><text:span text:style-name="T5">Es el <text:s/>tamaño de una tabla en base a su número de tuplas.</text:span></text:p>
      <text:p text:style-name="P6"/>
      <text:p text:style-name="P6"/>
      <text:p text:style-name="P6"/>
      <text:list xml:id="list141008507311378" text:continue-numbering="true" text:style-name="L1">
        <text:list-item>
          <text:p text:style-name="P4"><text:soft-page-break/>¿Qué dicen las propiedades de las tablas sobre orden?</text:p>
        </text:list-item>
      </text:list>
      <text:p text:style-name="P9"><text:tab/>Que no importan ni el orden de los atributos ni el orden de las tuplas.</text:p>
      <text:p text:style-name="P9"/>
      <text:list xml:id="list141008050323076" text:continue-numbering="true" text:style-name="L1">
        <text:list-item>
          <text:p text:style-name="P5">¿Qué indican las propiedades de las tablas sobre repeticiones?</text:p>
        </text:list-item>
      </text:list>
      <text:p text:style-name="P3"><text:tab/><text:span text:style-name="T5">Cada Tabla tiene un nombre distinto, cada atributo dentro de una tabla tiene <text:tab/>que ser distinto y cada tupla tiene que ser distinta.</text:span></text:p>
      <text:list xml:id="list141008007862511" text:continue-numbering="true" text:style-name="L1">
        <text:list-item>
          <text:p text:style-name="P5">¿Cuáles son los tipos de tablas existentes?</text:p>
        </text:list-item>
      </text:list>
      <text:p text:style-name="P3"><text:tab/><text:span text:style-name="T5">Persistentes y <text:s/>temporales.</text:span></text:p>
      <text:p text:style-name="P3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Decima Nova Pro" svg:font-family="'Decima Nova Pr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1:45:43.861000000</meta:creation-date>
    <dc:date>2022-11-21T14:10:06.408000000</dc:date>
    <meta:editing-duration>PT2H24M23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46" meta:word-count="443" meta:character-count="2558" meta:non-whitespace-character-count="2128"/>
  </office:meta>
</office:document-meta>
</file>